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ohit Odia" svg:font-family="'Lohit Odi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db22" officeooo:paragraph-rsid="0006db22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6db22" style:font-size-asian="12.25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72a72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9110f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a6d40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bb82f" style:font-size-asian="12.25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6db22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72a72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9110f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a6d40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b4282" style:font-size-asian="12.25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bb82f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6db22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72a7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9110f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a6d4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b4282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bb82f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dfeb0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officeooo:paragraph-rsid="000a6d40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0bb82f"/>
    </style:style>
    <style:style style:name="P22" style:family="paragraph" style:parent-style-name="Standard" style:list-style-name="L1">
      <style:paragraph-properties fo:text-align="justify" style:justify-single-word="false"/>
      <style:text-properties officeooo:paragraph-rsid="000db1a6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0b4282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0dfeb0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0f6370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0dfeb0" officeooo:paragraph-rsid="000dfeb0"/>
    </style:style>
    <style:style style:name="T1" style:family="text">
      <style:text-properties fo:font-size="14pt" fo:font-weight="bold" officeooo:rsid="0006db22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0a6d40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0bb82f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0db1a6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0dfeb0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0f6370" style:font-size-asian="12.25pt" style:font-weight-asian="bold" style:font-size-complex="14pt" style:font-weight-complex="bold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6db22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9110f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0a6d40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0b4282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0bb82f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0db1a6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0dfeb0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0f6370" style:font-size-asian="12.25pt" style:font-weight-asian="normal" style:font-size-complex="14pt" style:font-weight-complex="normal"/>
    </style:style>
    <style:style style:name="T16" style:family="text">
      <style:text-properties officeooo:rsid="00072a72"/>
    </style:style>
    <style:style style:name="T17" style:family="text">
      <style:text-properties officeooo:rsid="0009110f"/>
    </style:style>
    <style:style style:name="T18" style:family="text">
      <style:text-properties officeooo:rsid="000a6d40"/>
    </style:style>
    <style:style style:name="T19" style:family="text">
      <style:text-properties officeooo:rsid="000b4282"/>
    </style:style>
    <style:style style:name="T20" style:family="text">
      <style:text-properties officeooo:rsid="000bb82f"/>
    </style:style>
    <style:style style:name="T21" style:family="text">
      <style:text-properties officeooo:rsid="000db1a6"/>
    </style:style>
    <style:style style:name="T22" style:family="text">
      <style:text-properties officeooo:rsid="000dfe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COMMANDS <text:span text:style-name="T22">CHEAT SHEET</text:span></text:p>
      <text:p text:style-name="P1"/>
      <text:p text:style-name="P15"/>
      <text:list xml:id="list3129382927" text:style-name="L1">
        <text:list-item>
          <text:p text:style-name="P4"><text:span text:style-name="T17">sudo service mongodb start</text:span> :</text:p>
          <text:p text:style-name="P9">This command <text:span text:style-name="T17">use</text:span><text:span text:style-name="T18">d</text:span><text:span text:style-name="T17"> to start the mongodb services. Before moving in to mongo shell we must start the services of mongodb, otherwise it shows an error.</text:span></text:p>
        </text:list-item>
      </text:list>
      <text:p text:style-name="P16"/>
      <text:list xml:id="list223513301971519" text:continue-numbering="true" text:style-name="L1">
        <text:list-item>
          <text:p text:style-name="P5"><text:span text:style-name="T17">sudo service mongodb s</text:span><text:span text:style-name="T18">top</text:span> :</text:p>
          <text:p text:style-name="P10">This command <text:span text:style-name="T17">use</text:span><text:span text:style-name="T18">d</text:span><text:span text:style-name="T17"> to st</text:span><text:span text:style-name="T18">op or turn off</text:span><text:span text:style-name="T17"> the mongodb services.</text:span></text:p>
        </text:list-item>
      </text:list>
      <text:p text:style-name="P16"/>
      <text:list xml:id="list223513456916222" text:continue-numbering="true" text:style-name="L1">
        <text:list-item>
          <text:p text:style-name="P5"><text:span text:style-name="T17">sudo service mongodb s</text:span><text:span text:style-name="T18">tatus</text:span> :</text:p>
          <text:p text:style-name="P20"><text:span text:style-name="T8">This command </text:span><text:span text:style-name="T9">use</text:span><text:span text:style-name="T10">d</text:span><text:span text:style-name="T9"> to </text:span><text:span text:style-name="T10">chck status of mongodb service. It shows either active or niactive.</text:span></text:p>
        </text:list-item>
      </text:list>
      <text:p text:style-name="P16"/>
      <text:list xml:id="list223514225540678" text:continue-numbering="true" text:style-name="L1">
        <text:list-item>
          <text:p text:style-name="P4">use demoDB :</text:p>
          <text:p text:style-name="P9">This command list all databases.</text:p>
        </text:list-item>
      </text:list>
      <text:p text:style-name="P1"/>
      <text:list xml:id="list223515039091148" text:continue-numbering="true" text:style-name="L1">
        <text:list-item>
          <text:p text:style-name="P2">show dbs :</text:p>
          <text:p text:style-name="P7">This command list all databases. <text:span text:style-name="T16">If database is empty then it wiil not listed.</text:span></text:p>
        </text:list-item>
      </text:list>
      <text:p text:style-name="P13"/>
      <text:list xml:id="list223513606304490" text:continue-numbering="true" text:style-name="L1">
        <text:list-item>
          <text:p text:style-name="P2">use demoDB :</text:p>
          <text:p text:style-name="P7">This c<text:span text:style-name="T16">hech if database already exist then switch else crate new databse and then switch to it</text:span>.</text:p>
        </text:list-item>
      </text:list>
      <text:p text:style-name="P16"/>
      <text:list xml:id="list223514476956257" text:continue-numbering="true" text:style-name="L1">
        <text:list-item>
          <text:p text:style-name="P5"><text:span text:style-name="T18">show </text:span><text:s/><text:span text:style-name="T18">collections</text:span>:</text:p>
          <text:p text:style-name="P20"><text:span text:style-name="T8">This </text:span><text:span text:style-name="T10">command used to list all collections present in current working database.</text:span></text:p>
          <text:p text:style-name="P10"/>
        </text:list-item>
        <text:list-item>
          <text:p text:style-name="P3"><text:s/><text:span text:style-name="T17">db.</text:span><text:span text:style-name="T20">collectionName.</text:span><text:span text:style-name="T17">insertOne(object)</text:span>:</text:p>
          <text:p text:style-name="P8">This command <text:span text:style-name="T17">used to insert one document in collection. It accept data in form of object and set predefined property _id, which is unique among the databse.</text:span></text:p>
        </text:list-item>
      </text:list>
      <text:p text:style-name="P14"/>
      <text:list xml:id="list223513923650335" text:continue-numbering="true" text:style-name="L1">
        <text:list-item>
          <text:p text:style-name="P6"><text:span text:style-name="T17">db.</text:span><text:span text:style-name="T20">collectionName</text:span><text:span text:style-name="T17">.insertMany( [objevt1, object2, ..., objectn] )</text:span> :</text:p>
          <text:p text:style-name="P9">This command <text:span text:style-name="T17">is similar to db.insertOne, only differences between db.insertOne() and insertMany() are db.insertOne() used to <text:s/>insert one document while db.insertMany() used to insert many document at a time so, it accepts array of objects to be stored.</text:span></text:p>
        </text:list-item>
      </text:list>
      <text:p text:style-name="P15"/>
      <text:list xml:id="list223514790032117" text:continue-numbering="true" text:style-name="L1">
        <text:list-item>
          <text:p text:style-name="P4">use demoDB :</text:p>
          <text:p text:style-name="P9">This command list all databases.</text:p>
        </text:list-item>
      </text:list>
      <text:p text:style-name="P16"/>
      <text:list xml:id="list223513846555642" text:continue-numbering="true" text:style-name="L1">
        <text:list-item>
          <text:p text:style-name="P6"><text:span text:style-name="T18">db.</text:span><text:span text:style-name="T20">collectionName</text:span><text:span text:style-name="T18">.updateOne(filter, dataToBeUpdate) </text:span>:</text:p>
          <text:p text:style-name="P20"><text:span text:style-name="T8">This </text:span><text:span text:style-name="T10">command used to update one </text:span><text:span text:style-name="T11">document</text:span><text:span text:style-name="T10"> from matched </text:span><text:span text:style-name="T13">condition</text:span><text:span text:style-name="T11"> and return object which contains properties like acknowledge, matchedCount, modifiedCount.</text:span></text:p>
        </text:list-item>
        <text:list-item>
          <text:p text:style-name="P6"><text:soft-page-break/><text:span text:style-name="T18">db.</text:span><text:span text:style-name="T20">collectionName</text:span><text:span text:style-name="T18">.update</text:span><text:span text:style-name="T19">Many</text:span><text:span text:style-name="T18">(filter, dataToBeUpdate) </text:span>:</text:p>
          <text:p text:style-name="P23"><text:span text:style-name="T8">This </text:span><text:span text:style-name="T10">command used to update </text:span><text:span text:style-name="T11">all</text:span><text:span text:style-name="T10"> </text:span><text:span text:style-name="T11">document</text:span><text:span text:style-name="T10"> from matched </text:span><text:span text:style-name="T13">condition</text:span><text:span text:style-name="T11"> and return object which contains properties like acknowledge, number of <text:s/>matchedCount, and number of modified document.</text:span></text:p>
        </text:list-item>
      </text:list>
      <text:p text:style-name="P17"/>
      <text:p text:style-name="P17"/>
      <text:list xml:id="list223514392397914" text:continue-numbering="true" text:style-name="L1">
        <text:list-item>
          <text:p text:style-name="P6"><text:span text:style-name="T18">db.</text:span><text:span text:style-name="T20">collectionName</text:span><text:span text:style-name="T18">.updateOne(filter, dataToBeUpdate) </text:span>:</text:p>
          <text:p text:style-name="P11">This <text:span text:style-name="T18">command used to update one </text:span><text:span text:style-name="T19">document</text:span><text:span text:style-name="T18"> from matched </text:span><text:span text:style-name="T21">condition</text:span><text:span text:style-name="T19"> and return object which contains properties like acknowledge, matchedCount, modifiedCount.</text:span></text:p>
        </text:list-item>
      </text:list>
      <text:p text:style-name="P18"/>
      <text:list xml:id="list223515065173128" text:continue-numbering="true" text:style-name="L1">
        <text:list-item>
          <text:p text:style-name="P6"><text:span text:style-name="T18">db.</text:span><text:span text:style-name="T20">collectionName</text:span><text:span text:style-name="T18">.</text:span><text:span text:style-name="T20">replace</text:span><text:span text:style-name="T18">One(filter, dataToBeUpdate) </text:span>:</text:p>
          <text:p text:style-name="P21"><text:span text:style-name="T8">This </text:span><text:span text:style-name="T10">command </text:span><text:span text:style-name="T12">replace first mached document with specified document in parameter.</text:span></text:p>
          <text:p text:style-name="P12"/>
        </text:list-item>
        <text:list-item>
          <text:p text:style-name="P6"><text:span text:style-name="T18">db.</text:span><text:span text:style-name="T20">collectionName</text:span><text:span text:style-name="T18">.</text:span><text:span text:style-name="T21">delete</text:span><text:span text:style-name="T18">One(filter, dataToBeUpdate) </text:span>:</text:p>
          <text:p text:style-name="P21"><text:span text:style-name="T8">This </text:span><text:span text:style-name="T10">command </text:span><text:span text:style-name="T13">delete</text:span><text:span text:style-name="T12"> first mached document with specified </text:span><text:span text:style-name="T13">condition or filter</text:span><text:span text:style-name="T12"> in parameter </text:span><text:span text:style-name="T13">and returns object property like acknowledged and deletedCount.</text:span></text:p>
        </text:list-item>
      </text:list>
      <text:p text:style-name="P18"/>
      <text:list xml:id="list223513716550416" text:continue-numbering="true" text:style-name="L1">
        <text:list-item>
          <text:p text:style-name="P22"><text:span text:style-name="T2">db.</text:span><text:span text:style-name="T3">collectionName</text:span><text:span text:style-name="T2">.</text:span><text:span text:style-name="T4">deleteMany</text:span><text:span text:style-name="T2">(filter, dataToBeUpdate) </text:span><text:span text:style-name="T1">:</text:span></text:p>
          <text:p text:style-name="P22"><text:span text:style-name="T8">This </text:span><text:span text:style-name="T10">command </text:span><text:span text:style-name="T13">delete</text:span><text:span text:style-name="T12"> </text:span><text:span text:style-name="T13">all</text:span><text:span text:style-name="T12"> mached document with specified </text:span><text:span text:style-name="T14">condition</text:span><text:span text:style-name="T12"> in parameter </text:span><text:span text:style-name="T13">and returns object property like acknowledged and deletedCount </text:span><text:span text:style-name="T14">as total number of deleted records</text:span><text:span text:style-name="T13">.</text:span></text:p>
        </text:list-item>
      </text:list>
      <text:p text:style-name="P19"/>
      <text:list xml:id="list223513472756006" text:continue-numbering="true" text:style-name="L1">
        <text:list-item>
          <text:p text:style-name="P24"><text:span text:style-name="T2">db.</text:span><text:span text:style-name="T3">collectio</text:span><text:span text:style-name="T5">nName.find()</text:span><text:span text:style-name="T2"> </text:span><text:span text:style-name="T1">:</text:span></text:p>
          <text:p text:style-name="P26"><text:span text:style-name="T13">T</text:span><text:span text:style-name="T7">his command returns all document of specified collection.</text:span></text:p>
        </text:list-item>
      </text:list>
      <text:p text:style-name="P19"/>
      <text:list xml:id="list223513479617212" text:continue-numbering="true" text:style-name="L1">
        <text:list-item>
          <text:p text:style-name="P24"><text:span text:style-name="T2">db.</text:span><text:span text:style-name="T3">collectionName</text:span><text:span text:style-name="T2">.</text:span><text:span text:style-name="T5">find(filter)</text:span><text:span text:style-name="T2"> </text:span><text:span text:style-name="T1">:</text:span></text:p>
          <text:p text:style-name="P24"><text:span text:style-name="T8">This </text:span><text:span text:style-name="T10">command </text:span><text:span text:style-name="T14">used to fetch all data with matched condition and returns only those data which stisfied the condition or filter in collection.</text:span></text:p>
        </text:list-item>
      </text:list>
      <text:p text:style-name="P19"/>
      <text:list xml:id="list223514390315443" text:continue-numbering="true" text:style-name="L1">
        <text:list-item>
          <text:p text:style-name="P24"><text:span text:style-name="T2">db.</text:span><text:span text:style-name="T3">collectionName</text:span><text:span text:style-name="T2">.</text:span><text:span text:style-name="T5">find(filter).limit(n)</text:span><text:span text:style-name="T2"> </text:span><text:span text:style-name="T1">:</text:span></text:p>
          <text:p text:style-name="P24"><text:span text:style-name="T8">This </text:span><text:span text:style-name="T10">command </text:span><text:span text:style-name="T14">used to fetch all data with matched condition and returns only those data which stisfied the condition or filter in collection with maximum limit of n.</text:span></text:p>
        </text:list-item>
      </text:list>
      <text:p text:style-name="P19"/>
      <text:list xml:id="list223514114715293" text:continue-numbering="true" text:style-name="L1">
        <text:list-item>
          <text:p text:style-name="P24"><text:span text:style-name="T2">db.</text:span><text:span text:style-name="T3">collectionName</text:span><text:span text:style-name="T2">.</text:span><text:span text:style-name="T5">find(filter, specifiedFieldToBeShown)</text:span><text:span text:style-name="T2"> </text:span><text:span text:style-name="T1">:</text:span></text:p>
          <text:p text:style-name="P25"><text:span text:style-name="T8">This </text:span><text:span text:style-name="T10">command </text:span><text:span text:style-name="T14">used to fetch all data with matched condition and returns only those data which stisfied the condition or filter in collection and show only specified field. </text:span><text:span text:style-name="T15">If you want to discards some filed then set value of that filed zero (0) in <text:s/></text:span><text:span text:style-name="T5">specifiedFieldToBeShown </text:span><text:span text:style-name="T15">objec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ohit Odia" svg:font-family="'Lohit Odi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7:12:06.695320689</meta:creation-date>
    <dc:date>2022-03-07T22:35:13.079136441</dc:date>
    <meta:editing-duration>PT2M55S</meta:editing-duration>
    <meta:editing-cycles>1</meta:editing-cycles>
    <meta:document-statistic meta:table-count="0" meta:image-count="0" meta:object-count="0" meta:page-count="2" meta:paragraph-count="43" meta:word-count="508" meta:character-count="3356" meta:non-whitespace-character-count="2926"/>
    <meta:generator>LibreOffice/6.4.7.2$Linux_X86_64 LibreOffice_project/40$Build-2</meta:generator>
  </office:meta>
</office:document-meta>
</file>